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Vector from eye to point:</mtext>
          </mrow>
        </mtd>
      </mtr>
      <mtr>
        <mtd>
          <mrow>
            <mrow>
              <mi>V</mi>
              <mo stretchy="false">=</mo>
              <mrow>
                <mfenced open="(" close=")">
                  <mrow>
                    <mtable>
                      <mtr>
                        <mtd>
                          <mrow>
                            <mi mathvariant="italic">eye.x</mi>
                          </mrow>
                        </mtd>
                      </mtr>
                      <mtr>
                        <mtd>
                          <mrow>
                            <mi mathvariant="italic">eye.y</mi>
                          </mrow>
                        </mtd>
                      </mtr>
                      <mtr>
                        <mtd>
                          <mrow>
                            <mi mathvariant="italic">eye.z</mi>
                          </mrow>
                        </mtd>
                      </mtr>
                    </mtable>
                  </mrow>
                </mfenced>
                <mo stretchy="false">+</mo>
                <mi>r</mi>
              </mrow>
            </mrow>
            <mfenced open="(" close=")">
              <mrow>
                <mtable>
                  <mtr>
                    <mtd>
                      <mrow>
                        <mrow>
                          <mi mathvariant="italic">eye.x</mi>
                          <mo stretchy="false">−</mo>
                          <mi mathvariant="italic">point.x</mi>
                        </mrow>
                      </mrow>
                    </mtd>
                  </mtr>
                  <mtr>
                    <mtd>
                      <mrow>
                        <mrow>
                          <mi mathvariant="italic">eye.y</mi>
                          <mo stretchy="false">−</mo>
                          <mi mathvariant="italic">point.y</mi>
                        </mrow>
                      </mrow>
                    </mtd>
                  </mtr>
                  <mtr>
                    <mtd>
                      <mrow>
                        <mrow>
                          <mi mathvariant="italic">eye.z</mi>
                          <mo stretchy="false">−</mo>
                          <mi mathvariant="italic">point.z</mi>
                        </mrow>
                      </mrow>
                    </mtd>
                  </mtr>
                </mtable>
              </mrow>
            </mfenced>
          </mrow>
        </mtd>
      </mtr>
      <mtr>
        <mtd>
          <mrow/>
        </mtd>
      </mtr>
      <mtr>
        <mtd>
          <mrow>
            <mtext>Screen plane:</mtext>
          </mrow>
        </mtd>
      </mtr>
      <mtr>
        <mtd>
          <mrow>
            <mrow>
              <mi>E</mi>
              <mo stretchy="false">=</mo>
              <mi>a</mi>
            </mrow>
            <mrow>
              <mfenced open="(" close=")">
                <mrow>
                  <mtable>
                    <mtr>
                      <mtd>
                        <mrow>
                          <mn>1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i>b</mi>
            </mrow>
            <mfenced open="(" close=")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</mtd>
      </mtr>
      <mtr>
        <mtd>
          <mrow/>
        </mtd>
      </mtr>
      <mtr>
        <mtd>
          <mrow>
            <mtext>Intersection of vector v with screen plane to get r:</mtext>
          </mrow>
        </mtd>
      </mtr>
      <mtr>
        <mtd>
          <mrow>
            <mrow>
              <mi>E</mi>
              <mo stretchy="false">=</mo>
              <mi>V</mi>
            </mrow>
          </mrow>
        </mtd>
      </mtr>
      <mtr>
        <mtd>
          <mrow/>
        </mtd>
      </mtr>
      <mtr>
        <mtd>
          <mrow>
            <mi>a</mi>
            <mrow>
              <mfenced open="(" close=")">
                <mrow>
                  <mtable>
                    <mtr>
                      <mtd>
                        <mrow>
                          <mn>1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i>b</mi>
            </mrow>
            <mrow>
              <mfenced open="(" close=")">
                <mrow>
                  <mtable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=</mo>
              <mrow>
                <mfenced open="(" close=")">
                  <mrow>
                    <mtable>
                      <mtr>
                        <mtd>
                          <mrow>
                            <mi mathvariant="italic">eye.x</mi>
                          </mrow>
                        </mtd>
                      </mtr>
                      <mtr>
                        <mtd>
                          <mrow>
                            <mi mathvariant="italic">eye.y</mi>
                          </mrow>
                        </mtd>
                      </mtr>
                      <mtr>
                        <mtd>
                          <mrow>
                            <mi mathvariant="italic">eye.z</mi>
                          </mrow>
                        </mtd>
                      </mtr>
                    </mtable>
                  </mrow>
                </mfenced>
                <mo stretchy="false">+</mo>
                <mi>r</mi>
              </mrow>
            </mrow>
            <mfenced open="(" close=")">
              <mrow>
                <mtable>
                  <mtr>
                    <mtd>
                      <mrow>
                        <mrow>
                          <mi mathvariant="italic">eye.x</mi>
                          <mo stretchy="false">−</mo>
                          <mi mathvariant="italic">point.x</mi>
                        </mrow>
                      </mrow>
                    </mtd>
                  </mtr>
                  <mtr>
                    <mtd>
                      <mrow>
                        <mrow>
                          <mi mathvariant="italic">eye.y</mi>
                          <mo stretchy="false">−</mo>
                          <mi mathvariant="italic">point.y</mi>
                        </mrow>
                      </mrow>
                    </mtd>
                  </mtr>
                  <mtr>
                    <mtd>
                      <mrow>
                        <mrow>
                          <mi mathvariant="italic">eye.z</mi>
                          <mo stretchy="false">−</mo>
                          <mi mathvariant="italic">point.z</mi>
                        </mrow>
                      </mrow>
                    </mtd>
                  </mtr>
                </mtable>
              </mrow>
            </mfenced>
          </mrow>
        </mtd>
      </mtr>
      <mtr>
        <mtd>
          <mrow/>
        </mtd>
      </mtr>
      <mtr>
        <mtd>
          <mrow>
            <mrow>
              <mi>a</mi>
              <mo stretchy="false">=</mo>
              <mrow>
                <mi mathvariant="italic">eye.x</mi>
                <mo stretchy="false">+</mo>
                <mi>r</mi>
              </mrow>
            </mrow>
            <mrow>
              <mo stretchy="false">(</mo>
              <mrow>
                <mrow>
                  <mi mathvariant="italic">eye.x</mi>
                  <mo stretchy="false">−</mo>
                  <mi mathvariant="italic">point.x</mi>
                </mrow>
              </mrow>
              <mo stretchy="false">)</mo>
            </mrow>
          </mrow>
        </mtd>
      </mtr>
      <mtr>
        <mtd>
          <mrow>
            <mrow>
              <mi>b</mi>
              <mo stretchy="false">=</mo>
              <mrow>
                <mi mathvariant="italic">eye.y</mi>
                <mo stretchy="false">+</mo>
                <mi>r</mi>
              </mrow>
            </mrow>
            <mrow>
              <mo stretchy="false">(</mo>
              <mrow>
                <mrow>
                  <mi mathvariant="italic">eye.y</mi>
                  <mo stretchy="false">−</mo>
                  <mi mathvariant="italic">point.y</mi>
                </mrow>
              </mrow>
              <mo stretchy="false">)</mo>
            </mrow>
          </mrow>
        </mtd>
      </mtr>
      <mtr>
        <mtd>
          <mrow>
            <mrow>
              <mn>0</mn>
              <mo stretchy="false">=</mo>
              <mrow>
                <mi mathvariant="italic">eye.z</mi>
                <mo stretchy="false">+</mo>
                <mi>r</mi>
              </mrow>
            </mrow>
            <mrow>
              <mo stretchy="false">(</mo>
              <mrow>
                <mrow>
                  <mi mathvariant="italic">eye.z</mi>
                  <mo stretchy="false">−</mo>
                  <mi mathvariant="italic">point.z</mi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row>
                <mo stretchy="false">−</mo>
                <mrow>
                  <mo stretchy="false">(</mo>
                  <mrow>
                    <mfrac>
                      <mrow>
                        <mi mathvariant="italic">eye.z</mi>
                      </mrow>
                      <mrow>
                        <mrow>
                          <mi mathvariant="italic">eye.z</mi>
                          <mo stretchy="false">−</mo>
                          <mi mathvariant="italic">point.z</mi>
                        </mrow>
                      </mrow>
                    </mfrac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text>Now to get the 2D coordinates:</mtext>
          </mrow>
        </mtd>
      </mtr>
      <mtr>
        <mtd>
          <mrow>
            <mrow>
              <mi>x</mi>
              <mo stretchy="false">=</mo>
              <mrow>
                <mi mathvariant="italic">eye.x</mi>
                <mo stretchy="false">+</mo>
                <mrow>
                  <mrow>
                    <mo stretchy="false">(</mo>
                    <mrow>
                      <mfrac>
                        <mrow>
                          <mo stretchy="false">−</mo>
                          <mi mathvariant="italic">eye.z</mi>
                        </mrow>
                        <mrow>
                          <mrow>
                            <mi mathvariant="italic">eye.z</mi>
                            <mo stretchy="false">−</mo>
                            <mi mathvariant="italic">point.z</mi>
                          </mrow>
                        </mrow>
                      </mfrac>
                    </mrow>
                    <mo stretchy="false">)</mo>
                  </mrow>
                  <mo stretchy="false">∗</mo>
                  <mrow>
                    <mo stretchy="false">(</mo>
                    <mrow>
                      <mrow>
                        <mi mathvariant="italic">eye.x</mi>
                        <mo stretchy="false">−</mo>
                        <mi mathvariant="italic">point.x</mi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y</mi>
              <mo stretchy="false">=</mo>
              <mrow>
                <mi mathvariant="italic">eye.y</mi>
                <mo stretchy="false">+</mo>
                <mrow>
                  <mrow>
                    <mo stretchy="false">(</mo>
                    <mrow>
                      <mfrac>
                        <mrow>
                          <mo stretchy="false">−</mo>
                          <mi mathvariant="italic">eye.z</mi>
                        </mrow>
                        <mrow>
                          <mrow>
                            <mi mathvariant="italic">eye.z</mi>
                            <mo stretchy="false">−</mo>
                            <mi mathvariant="italic">point.z</mi>
                          </mrow>
                        </mrow>
                      </mfrac>
                    </mrow>
                    <mo stretchy="false">)</mo>
                  </mrow>
                  <mo stretchy="false">∗</mo>
                  <mrow>
                    <mo stretchy="false">(</mo>
                    <mrow>
                      <mrow>
                        <mi mathvariant="italic">eye.y</mi>
                        <mo stretchy="false">−</mo>
                        <mi mathvariant="italic">point.y</mi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/>
        </mtd>
      </mtr>
      <mtr>
        <mtd>
          <mrow>
            <mtext>For eye.x = 0 and eye.y = 0:</mtext>
          </mrow>
        </mtd>
      </mtr>
      <mtr>
        <mtd>
          <mrow>
            <mrow>
              <mi>x</mi>
              <mo stretchy="false">=</mo>
              <mfrac>
                <mrow>
                  <mrow>
                    <mi mathvariant="italic">eye.z</mi>
                    <mo stretchy="false">∗</mo>
                    <mi mathvariant="italic">point.x</mi>
                  </mrow>
                </mrow>
                <mrow>
                  <mrow>
                    <mi mathvariant="italic">eye.z</mi>
                    <mo stretchy="false">−</mo>
                    <mi mathvariant="italic">point.z</mi>
                  </mrow>
                </mrow>
              </mfrac>
            </mrow>
          </mrow>
        </mtd>
      </mtr>
      <mtr>
        <mtd>
          <mrow>
            <mrow>
              <mi>y</mi>
              <mo stretchy="false">=</mo>
              <mfrac>
                <mrow>
                  <mrow>
                    <mi mathvariant="italic">eye.z</mi>
                    <mo stretchy="false">∗</mo>
                    <mi mathvariant="italic">point.y</mi>
                  </mrow>
                </mrow>
                <mrow>
                  <mrow>
                    <mi mathvariant="italic">eye.z</mi>
                    <mo stretchy="false">−</mo>
                    <mi mathvariant="italic">point.z</mi>
                  </mrow>
                </mrow>
              </mfrac>
            </mrow>
          </mrow>
        </mtd>
      </mtr>
      <mtr>
        <mtd>
          <mrow/>
        </mtd>
      </mtr>
    </mtable>
    <annotation encoding="StarMath 5.0">"Vector from eye to point:" newline
V = left ( stack{eye.x # eye.y # eye.z}right ) + r left ( stack{eye.x - point.x # eye.y - point.y # eye.z - point.z}right )
newline newline

"Screen plane:" newline
E = a left ( stack{1 # 0 # 0}right ) + b left ( stack{0 # 1 # 0}right )
newline newline

"Intersection of vector v with screen plane to get r:" newline
E = V
newline newline

a left ( stack{1 # 0 # 0}right ) + b left ( stack{0 # 1 # 0}right ) = left ( stack{eye.x # eye.y # eye.z}right ) + r left ( stack{eye.x - point.x # eye.y - point.y # eye.z - point.z}right )
newline newline

a = eye.x + r (eye.x - point.x) newline
b = eye.y + r (eye.y - point.y) newline
0 = eye.z + r (eye.z - point.z) newline
newline

r = -({eye.z} over {eye.z - point.z})
newline newline

"Now to get the 2D coordinates:" newline
x = eye.x + (-eye.z over {eye.z - point.z}) * (eye.x - point.x) newline
y = eye.y + (-eye.z over {eye.z - point.z}) * (eye.y - point.y) newline
newline

"For eye.x = 0 and eye.y = 0:" newline
x = {eye.z * point.x} over {eye.z - point.z} newline
y = {eye.z * point.y} over {eye.z - point.z}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Pfeiffer</meta:initial-creator>
    <meta:creation-date>2012-08-05T11:31:03</meta:creation-date>
    <meta:generator>LibreOffice/3.5$Linux_X86_64 LibreOffice_project/350m1$Build-3</meta:generator>
    <meta:printed-by>Marcel Pfeiffer</meta:printed-by>
    <meta:print-date>2012-08-05T12:05:53</meta:print-date>
  </office:meta>
</office:document-meta>
</file>